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7d1" officeooo:paragraph-rsid="000297d1"/>
    </style:style>
    <style:style style:name="P2" style:family="paragraph" style:parent-style-name="Standard">
      <style:text-properties officeooo:rsid="0002b43d" officeooo:paragraph-rsid="0002b43d"/>
    </style:style>
    <style:style style:name="P3" style:family="paragraph" style:parent-style-name="Standard">
      <style:text-properties officeooo:rsid="0004d526" officeooo:paragraph-rsid="0004d526"/>
    </style:style>
    <style:style style:name="P4" style:family="paragraph" style:parent-style-name="Standard">
      <style:text-properties officeooo:rsid="00068368" officeooo:paragraph-rsid="00068368"/>
    </style:style>
    <style:style style:name="P5" style:family="paragraph" style:parent-style-name="Standard">
      <style:text-properties officeooo:rsid="0006852d" officeooo:paragraph-rsid="0006852d"/>
    </style:style>
    <style:style style:name="P6" style:family="paragraph" style:parent-style-name="Text_20_body">
      <style:text-properties officeooo:rsid="00029686" officeooo:paragraph-rsid="00029686"/>
    </style:style>
    <style:style style:name="P7" style:family="paragraph" style:parent-style-name="Text_20_body">
      <style:text-properties officeooo:rsid="0007d486" officeooo:paragraph-rsid="0007d486"/>
    </style:style>
    <style:style style:name="P8" style:family="paragraph" style:parent-style-name="Text_20_body">
      <style:text-properties officeooo:rsid="0008d507" officeooo:paragraph-rsid="0008d507"/>
    </style:style>
    <style:style style:name="P9" style:family="paragraph" style:parent-style-name="Text_20_body">
      <style:text-properties officeooo:rsid="000b5a92" officeooo:paragraph-rsid="000b5a92"/>
    </style:style>
    <style:style style:name="P10" style:family="paragraph" style:parent-style-name="Text_20_body">
      <style:text-properties officeooo:rsid="000d42a7" officeooo:paragraph-rsid="000d42a7"/>
    </style:style>
    <style:style style:name="P11" style:family="paragraph" style:parent-style-name="Text_20_body">
      <style:text-properties officeooo:rsid="00103736" officeooo:paragraph-rsid="00103736"/>
    </style:style>
    <style:style style:name="P12" style:family="paragraph" style:parent-style-name="Text_20_body">
      <style:text-properties officeooo:rsid="0010c362" officeooo:paragraph-rsid="0010c362"/>
    </style:style>
    <style:style style:name="P13" style:family="paragraph" style:parent-style-name="Text_20_body">
      <style:text-properties officeooo:rsid="0010c362" officeooo:paragraph-rsid="0023abc5"/>
    </style:style>
    <style:style style:name="P14" style:family="paragraph" style:parent-style-name="Text_20_body">
      <style:text-properties officeooo:rsid="00123b2b" officeooo:paragraph-rsid="00123b2b"/>
    </style:style>
    <style:style style:name="P15" style:family="paragraph" style:parent-style-name="Text_20_body">
      <style:text-properties officeooo:rsid="001363ee" officeooo:paragraph-rsid="001363ee"/>
    </style:style>
    <style:style style:name="P16" style:family="paragraph" style:parent-style-name="Text_20_body">
      <style:text-properties officeooo:rsid="0014c68f" officeooo:paragraph-rsid="0014c68f"/>
    </style:style>
    <style:style style:name="P17" style:family="paragraph" style:parent-style-name="Text_20_body">
      <style:text-properties officeooo:rsid="0014c68f" officeooo:paragraph-rsid="00154db8"/>
    </style:style>
    <style:style style:name="P18" style:family="paragraph" style:parent-style-name="Text_20_body">
      <style:text-properties officeooo:rsid="00154db8" officeooo:paragraph-rsid="00154db8"/>
    </style:style>
    <style:style style:name="P19" style:family="paragraph" style:parent-style-name="Text_20_body">
      <style:text-properties officeooo:rsid="0018d152" officeooo:paragraph-rsid="0018d152"/>
    </style:style>
    <style:style style:name="P20" style:family="paragraph" style:parent-style-name="Text_20_body">
      <style:text-properties officeooo:rsid="001b50dd" officeooo:paragraph-rsid="001b50dd"/>
    </style:style>
    <style:style style:name="P21" style:family="paragraph" style:parent-style-name="Text_20_body">
      <style:text-properties officeooo:rsid="001ba8d6" officeooo:paragraph-rsid="001ba8d6"/>
    </style:style>
    <style:style style:name="P22" style:family="paragraph" style:parent-style-name="Text_20_body">
      <style:text-properties officeooo:rsid="0021507a" officeooo:paragraph-rsid="0023abc5"/>
    </style:style>
    <style:style style:name="P23" style:family="paragraph" style:parent-style-name="Standard" style:list-style-name="L2">
      <style:text-properties officeooo:rsid="000297d1" officeooo:paragraph-rsid="000297d1"/>
    </style:style>
    <style:style style:name="P24" style:family="paragraph" style:parent-style-name="Text_20_body" style:list-style-name="L1">
      <style:text-properties officeooo:paragraph-rsid="00029686"/>
    </style:style>
    <style:style style:name="P25" style:family="paragraph" style:parent-style-name="Text_20_body" style:list-style-name="L1">
      <style:text-properties officeooo:rsid="00029686" officeooo:paragraph-rsid="00029686"/>
    </style:style>
    <style:style style:name="P26" style:family="paragraph" style:parent-style-name="Text_20_body" style:list-style-name="L3">
      <style:text-properties officeooo:rsid="00154db8" officeooo:paragraph-rsid="00154db8"/>
    </style:style>
    <style:style style:name="P27" style:family="paragraph" style:parent-style-name="Text_20_body" style:list-style-name="L4">
      <style:text-properties officeooo:rsid="001ba8d6" officeooo:paragraph-rsid="001ba8d6"/>
    </style:style>
    <style:style style:name="P28" style:family="paragraph" style:parent-style-name="Text_20_body" style:list-style-name="L4">
      <style:text-properties officeooo:rsid="001c8e9e" officeooo:paragraph-rsid="001c8e9e"/>
    </style:style>
    <style:style style:name="P29" style:family="paragraph" style:parent-style-name="Text_20_body" style:list-style-name="L4">
      <style:text-properties officeooo:rsid="001e6755" officeooo:paragraph-rsid="001e6755"/>
    </style:style>
    <style:style style:name="P30" style:family="paragraph" style:parent-style-name="Text_20_body" style:list-style-name="L4">
      <style:text-properties officeooo:rsid="001e74c2" officeooo:paragraph-rsid="001e74c2"/>
    </style:style>
    <style:style style:name="P31" style:family="paragraph" style:parent-style-name="Text_20_body" style:list-style-name="L4">
      <style:text-properties officeooo:rsid="001fcd2b" officeooo:paragraph-rsid="001fcd2b"/>
    </style:style>
    <style:style style:name="P32" style:family="paragraph" style:parent-style-name="Text_20_body" style:list-style-name="L5">
      <style:text-properties officeooo:rsid="000d42a7" officeooo:paragraph-rsid="000d42a7"/>
    </style:style>
    <style:style style:name="P33" style:family="paragraph" style:parent-style-name="Text_20_body" style:list-style-name="L6">
      <style:text-properties officeooo:rsid="000d42a7" officeooo:paragraph-rsid="000d42a7"/>
    </style:style>
    <style:style style:name="P34" style:family="paragraph" style:parent-style-name="Text_20_body" style:list-style-name="L6">
      <style:text-properties officeooo:rsid="00103736" officeooo:paragraph-rsid="00103736"/>
    </style:style>
    <style:style style:name="P35" style:family="paragraph" style:parent-style-name="Text_20_body" style:list-style-name="L7">
      <style:text-properties officeooo:rsid="00103736" officeooo:paragraph-rsid="00103736"/>
    </style:style>
    <style:style style:name="P36" style:family="paragraph" style:parent-style-name="Text_20_body">
      <style:text-properties officeooo:rsid="0024287c" officeooo:paragraph-rsid="0024287c"/>
    </style:style>
    <style:style style:name="P37" style:family="paragraph" style:parent-style-name="Heading_20_3">
      <style:text-properties officeooo:paragraph-rsid="00154db8"/>
    </style:style>
    <style:style style:name="P38" style:family="paragraph" style:parent-style-name="Heading_20_3">
      <style:text-properties officeooo:paragraph-rsid="0023abc5"/>
    </style:style>
    <style:style style:name="P39" style:family="paragraph" style:parent-style-name="Heading_20_1">
      <style:text-properties officeooo:rsid="0010c362" officeooo:paragraph-rsid="0010c362"/>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Contents_20_3">
      <style:paragraph-properties>
        <style:tab-stops>
          <style:tab-stop style:position="16.591cm" style:type="right" style:leader-style="dotted" style:leader-text="."/>
        </style:tab-stops>
      </style:paragraph-properties>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29686"/>
    </style:style>
    <style:style style:name="T2" style:family="text">
      <style:text-properties fo:font-style="italic" style:font-style-asian="italic" style:font-style-complex="italic"/>
    </style:style>
    <style:style style:name="T3" style:family="text">
      <style:text-properties fo:font-style="italic" officeooo:rsid="00029686" style:font-style-asian="italic" style:font-style-complex="italic"/>
    </style:style>
    <style:style style:name="T4" style:family="text">
      <style:text-properties fo:font-style="italic" officeooo:rsid="00068368" style:font-style-asian="italic" style:font-style-complex="italic"/>
    </style:style>
    <style:style style:name="T5" style:family="text">
      <style:text-properties officeooo:rsid="00068368"/>
    </style:style>
    <style:style style:name="T6" style:family="text">
      <style:text-properties officeooo:rsid="0009a575" fo:background-color="#fff200" loext:char-shading-value="0"/>
    </style:style>
    <style:style style:name="T7" style:family="text">
      <style:text-properties officeooo:rsid="000e6cd0"/>
    </style:style>
    <style:style style:name="T8" style:family="text">
      <style:text-properties officeooo:rsid="00120e1f"/>
    </style:style>
    <style:style style:name="T9" style:family="text">
      <style:text-properties officeooo:rsid="00123b2b"/>
    </style:style>
    <style:style style:name="T10" style:family="text">
      <style:text-properties officeooo:rsid="0013126a"/>
    </style:style>
    <style:style style:name="T11" style:family="text">
      <style:text-properties officeooo:rsid="00193690"/>
    </style:style>
    <style:style style:name="T12" style:family="text">
      <style:text-properties officeooo:rsid="001c8e9e"/>
    </style:style>
    <style:style style:name="T13" style:family="text">
      <style:text-properties officeooo:rsid="001e67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09_1643356137" text:style-name="Index_20_Link" text:visited-style-name="Index_20_Link"><text:s/>1.1 <text:s/>Subsystems and sandboxes<text:tab/>1</text:a></text:p>
          <text:p text:style-name="P41"><text:a xlink:type="simple" xlink:href="#__RefHeading___Toc111_1643356137" text:style-name="Index_20_Link" text:visited-style-name="Index_20_Link"><text:s/>1.1.1 <text:s/>Sandbox classification<text:tab/>1</text:a></text:p>
          <text:p text:style-name="P41"><text:a xlink:type="simple" xlink:href="#__RefHeading___Toc113_1643356137" text:style-name="Index_20_Link" text:visited-style-name="Index_20_Link"><text:s/>1.1.2 <text:s/>Managing the sandboxes<text:tab/>2</text:a></text:p>
          <text:p text:style-name="P42"><text:a xlink:type="simple" xlink:href="#__RefHeading___Toc115_1643356137" text:style-name="Index_20_Link" text:visited-style-name="Index_20_Link"><text:s/>2 <text:s/>Memory management<text:tab/>3</text:a></text:p>
          <text:p text:style-name="P40"><text:a xlink:type="simple" xlink:href="#__RefHeading___Toc117_1643356137" text:style-name="Index_20_Link" text:visited-style-name="Index_20_Link"><text:s/>2.1 <text:s/>Address spaces and segment mapping<text:tab/>3</text:a></text:p>
          <text:p text:style-name="P42"><text:a xlink:type="simple" xlink:href="#__RefHeading___Toc272_1761145946" text:style-name="Index_20_Link" text:visited-style-name="Index_20_Link"><text:s/>3 <text:s/>The client/server architecture<text:tab/>4</text:a></text:p>
          <text:p text:style-name="P40"><text:a xlink:type="simple" xlink:href="#__RefHeading___Toc274_1761145946" text:style-name="Index_20_Link" text:visited-style-name="Index_20_Link"><text:s/>3.1 <text:s/>Servers<text:tab/>4</text:a></text:p>
          <text:p text:style-name="P41"><text:a xlink:type="simple" xlink:href="#__RefHeading___Toc276_1761145946" text:style-name="Index_20_Link" text:visited-style-name="Index_20_Link"><text:s/>3.1.1 <text:s/>Services<text:tab/>4</text:a></text:p>
          <text:p text:style-name="P41"><text:a xlink:type="simple" xlink:href="#__RefHeading___Toc278_1761145946" text:style-name="Index_20_Link" text:visited-style-name="Index_20_Link"><text:s/>3.1.2 <text:s/>Servlets<text:tab/>4</text:a></text:p>
          <text:p text:style-name="P41"><text:a xlink:type="simple" xlink:href="#__RefHeading___Toc280_1761145946" text:style-name="Index_20_Link" text:visited-style-name="Index_20_Link"><text:s/>3.1.3 <text:s/>Handles<text:tab/>4</text:a></text:p>
          <text:p text:style-name="P41"><text:a xlink:type="simple" xlink:href="#__RefHeading___Toc282_1761145946" text:style-name="Index_20_Link" text:visited-style-name="Index_20_Link"><text:s/>3.1.4 <text:s/>Handle injection<text:tab/>4</text:a></text:p>
          <text:p text:style-name="P40"><text:a xlink:type="simple" xlink:href="#__RefHeading___Toc284_1761145946" text:style-name="Index_20_Link" text:visited-style-name="Index_20_Link"><text:s/>3.2 <text:s/>Atoms<text:tab/>5</text:a></text:p>
          <text:p text:style-name="P41"><text:a xlink:type="simple" xlink:href="#__RefHeading___Toc362_2148081460" text:style-name="Index_20_Link" text:visited-style-name="Index_20_Link"><text:s/>3.2.1 <text:s/>Atom locks<text:tab/>5</text:a></text:p>
          <text:p text:style-name="P41"><text:a xlink:type="simple" xlink:href="#__RefHeading___Toc363_4037070854" text:style-name="Index_20_Link" text:visited-style-name="Index_20_Link"><text:s/>3.2.2 <text:s/>Atom strings<text:tab/>5</text:a></text:p>
          <text:p text:style-name="P42"><text:a xlink:type="simple" xlink:href="#__RefHeading___Toc195_31787254" text:style-name="Index_20_Link" text:visited-style-name="Index_20_Link"><text:s/>4 <text:s/>Security and identity management<text:tab/>7</text:a></text:p>
          <text:p text:style-name="P40"><text:a xlink:type="simple" xlink:href="#__RefHeading___Toc197_31787254" text:style-name="Index_20_Link" text:visited-style-name="Index_20_Link"><text:s/>4.1 <text:s/>Identities<text:tab/>7</text:a></text:p>
        </text:index-body>
      </text:table-of-content>
      <text:p text:style-name="Standard"/>
      <text:p text:style-name="Standard"/>
      <text:h text:style-name="Heading_20_2" text:outline-level="2"><text:bookmark-start text:name="__RefHeading___Toc109_1643356137"/>Subsystems and <text:span text:style-name="T1">sandboxes</text:span><text:bookmark-end text:name="__RefHeading___Toc109_1643356137"/></text:h>
      <text:p text:style-name="P6">A <text:span text:style-name="T2">subsystem</text:span> is a combination of an underlying hardware architecture and an OS for which applications can be built and then executed under HADES. Examples of subsystems are “x86/Windows”, “ARM64/Linux”, etc.</text:p>
      <text:p text:style-name="P6">A <text:span text:style-name="T2">sandbox</text:span> is an instance of a specific subsystems. Different sandboxes that belong to the same subsystem may e.g. offer running programs access to different disk partitions and/or peripheral devices, etc.</text:p>
      <text:h text:style-name="Heading_20_3" text:outline-level="3"><text:bookmark-start text:name="__RefHeading___Toc111_1643356137"/>Sandbox classification<text:bookmark-end text:name="__RefHeading___Toc111_1643356137"/></text:h>
      <text:list xml:id="list1604017497" text:style-name="L1">
        <text:list-item>
          <text:p text:style-name="P24"><text:span text:style-name="T1">A sandbox is classified as </text:span><text:span text:style-name="T3">native</text:span><text:span text:style-name="T1"> if the hardware architecture it implements is the same as the actual hardware on which HADES is running; otherwise such sandbox is classified as </text:span><text:span text:style-name="T3">emulated</text:span><text:span text:style-name="T1">.</text:span></text:p>
        </text:list-item>
        <text:list-item>
          <text:p text:style-name="P25">A sandbox is classified as <text:span text:style-name="T2">unrestricted</text:span> if programs running there can potentially access any resources available to HADES; otherwise such sandbox is classified as <text:span text:style-name="T2">restricted</text:span>.</text:p>
        </text:list-item>
      </text:list>
      <text:p text:style-name="P1">The combination of the two types of classification allows the following four types of sandboxes to exist:</text:p>
      <text:list xml:id="list3878121546" text:style-name="L2">
        <text:list-item>
          <text:p text:style-name="P23">A <text:span text:style-name="T2">native unrestricted</text:span> sandbox is the one where programs run on the actual underlying hardware and can access any of the resources controlled by HADES. At least one sandbox of this type always exists – the system sandbox – which is created by HADES installation. In many cases, this will be the only sandbox required by the user.</text:p>
        </text:list-item>
        <text:list-item>
          <text:p text:style-name="P23">A <text:span text:style-name="T2">native restricted</text:span> sandbox is the one where programs run on the actual underlying hardware, but the set of resources available to these programs are limited (e.g. only a single terminal can <text:soft-page-break/>be used, some disk partitions are hidden, etc.) This is for programs that need to run in a controlled environment (similar to Docker on PCs).</text:p>
        </text:list-item>
        <text:list-item>
          <text:p text:style-name="P23">An <text:span text:style-name="T2">emulated unrestricted</text:span> sandbox allows running program compiled for hardware architecture other that the underlying hardware . For example, a program compiled for ARM64/HADES may be executed on an AMD64/HADES host in such a sandbox.</text:p>
        </text:list-item>
        <text:list-item>
          <text:p text:style-name="P23">An <text:span text:style-name="T2">emulated restricted</text:span> sandbox allows running program compiled for hardware architecture and/or OSes other that the underlying hardware and/or HADES. This is similar to e.g. running a Windows program under Linux under the control of WINE; in this case “restrictions” will be expressed in e.g. which Linux directories will be made available to a running program as “Windows disk drives”, etc.</text:p>
        </text:list-item>
      </text:list>
      <text:p text:style-name="P5"/>
      <text:p text:style-name="P5">Note that the purpose of emulated sandboxes is not to run a different OS in them – it is to run [mostly] user-mode written for a different architecture/OS on a HADES machine. For example, an ARM64/HADES configured with a x86/Linux sandbox will not run a Linux kernel (etc.) in that sandbox – it will run user-mode x86/Linux programs <text:span text:style-name="T2">as if</text:span> they were running in a native x85/inux environment.</text:p>
      <text:h text:style-name="Heading_20_3" text:outline-level="3"><text:bookmark-start text:name="__RefHeading___Toc113_1643356137"/>Managing the sandboxes<text:bookmark-end text:name="__RefHeading___Toc113_1643356137"/></text:h>
      <text:p text:style-name="P2">For a sandbox to exist, the corresponding subsystem must be made available first; this is done by installing corresponding HADES components.</text:p>
      <text:p text:style-name="P2"/>
      <text:p text:style-name="P2">Once this is done, sandboxes can be created, modified and destroyed dynamically (subject to the user having appropriate access rights). As an exception, the <text:span text:style-name="T2">system sandbox</text:span> can be configured (to a degree), but not destroyed, as this will make the system unusable.</text:p>
      <text:p text:style-name="P2"/>
      <text:h text:style-name="Heading_20_1" text:outline-level="1"><text:bookmark-start text:name="__RefHeading___Toc115_1643356137"/>Memory management<text:bookmark-end text:name="__RefHeading___Toc115_1643356137"/></text:h>
      <text:p text:style-name="P3">The key concept in HADFES memory management is that of a <text:span text:style-name="T2">segment</text:span> – a continuous block of “memory” of some size some ranges within which may be <text:span text:style-name="T2">committed</text:span> (<text:span text:style-name="T5">i.e. </text:span>have actual “memory” there <text:span text:style-name="T5">and allow reading and/or writing of data) while </text:span>other may be <text:span text:style-name="T4">uncommitted</text:span><text:span text:style-name="T5"> (i.e. </text:span>“holes” <text:span text:style-name="T5">that are not usable for data storage purposes)</text:span>.</text:p>
      <text:p text:style-name="P3"/>
      <text:p text:style-name="P4">Segments are created dynamically and can be resized as needed; ranges within a segment may also be committed and/or uncommitted dynamically.</text:p>
      <text:h text:style-name="Heading_20_2" text:outline-level="2"><text:bookmark-start text:name="__RefHeading___Toc117_1643356137"/>Address spaces and segment mapping<text:bookmark-end text:name="__RefHeading___Toc117_1643356137"/></text:h>
      <text:p text:style-name="P7">Every running process has its own private <text:span text:style-name="T2">address space</text:span> – the range of addresses that the process can address. Some ranges within the address space will have actual memory in them, other wouldn’t.</text:p>
      <text:p text:style-name="P8">For a process running in a <text:span text:style-name="T2">native</text:span> sandbox the address space is defined by whatever memory management facilities the underlying hardware provides (e.g. virtual or protected memory, etc.) A native <text:span text:style-name="T2">restricted sandbox</text:span> may restrict these facilities (by e.g. imposing a commit quota on a process).</text:p>
      <text:p text:style-name="P8">When a process runs in an emulated sandbox, the <text:span text:style-name="T6">TODO</text:span></text:p>
      <text:h text:style-name="P39" text:outline-level="1"><text:bookmark-start text:name="__RefHeading___Toc272_1761145946"/>The client/server architecture<text:bookmark-end text:name="__RefHeading___Toc272_1761145946"/></text:h>
      <text:p text:style-name="P12">HADES utilizes the client/server model, where processes requiring some sort of service (clients) make system calls to other processes that act as servers and then (generally) wait for the server call outcome.</text:p>
      <text:h text:style-name="Heading_20_2" text:outline-level="2"><text:bookmark-start text:name="__RefHeading___Toc274_1761145946"/>Servers<text:bookmark-end text:name="__RefHeading___Toc274_1761145946"/></text:h>
      <text:p text:style-name="P12">In HADES a <text:span text:style-name="T2">server</text:span> is <text:span text:style-name="T9">an agent to which other [client] processes can connect and send service requests</text:span>.</text:p>
      <text:h text:style-name="Heading_20_3" text:outline-level="3"><text:bookmark-start text:name="__RefHeading___Toc276_1761145946"/>Services<text:bookmark-end text:name="__RefHeading___Toc276_1761145946"/></text:h>
      <text:p text:style-name="P12">In HADES a <text:span text:style-name="T2">service</text:span> is a server that is globally known <text:span text:style-name="T8">by a unique name/version combination. When a process wants to expose a service it would make a corresponding system call, after the success of which the service becomes known to the system. Other processes can then connect to (i.e. open handles to) the service in question and start making service requests.</text:span></text:p>
      <text:h text:style-name="Heading_20_3" text:outline-level="3"><text:bookmark-start text:name="__RefHeading___Toc278_1761145946"/>Servlets<text:bookmark-end text:name="__RefHeading___Toc278_1761145946"/></text:h>
      <text:p text:style-name="P14">In HADES a <text:span text:style-name="T2">servlet</text:span> is a server that remains anonymous and exists only for as long as a client requires its services. <text:span text:style-name="T10">A client has no direct way to discover (or connect to) a servlet. Instead, a client will normally make a service request to a service (or maybe even another servlet), as a result of which a new handle will be inserted into the client process’ open handles table; from this point on the client will use this handle to send requests to the servlet in question until finally closing it.</text:span></text:p>
      <text:p text:style-name="P15">Servlets are usually dynamically created – for example, when a running process connects to the “File System” server and asks it to “open a file”, a new servlet is created to handle the I/O for that specific file; it will be destroyed as soon as the client process “closes” the file in question.</text:p>
      <text:h text:style-name="P37" text:outline-level="3"><text:bookmark-start text:name="__RefHeading___Toc280_1761145946"/>Handles<text:bookmark-end text:name="__RefHeading___Toc280_1761145946"/></text:h>
      <text:p text:style-name="P17">A <text:span text:style-name="T2">handle</text:span> is an abstraction that represents a connection to some running server. When a running program needs some kind of service from the server, it specifies the handle to send the service request to. When the handle is closed, the connection between the client and the server is broken; when a process ends all its handles are closed automatically.</text:p>
      <text:p text:style-name="P18">A process can open handles to servers in two separate ways:</text:p>
      <text:list xml:id="list2062071040" text:style-name="L3">
        <text:list-item>
          <text:p text:style-name="P26">It can make an “open service” call, thus connecting to a system-wide known service, or</text:p>
        </text:list-item>
        <text:list-item>
          <text:p text:style-name="P26">It can make a service request using one of the already-existing “open handles”, which will create a new handle and inject it into the client process’ open handles table.</text:p>
        </text:list-item>
      </text:list>
      <text:h text:style-name="Heading_20_3" text:outline-level="3"><text:bookmark-start text:name="__RefHeading___Toc282_1761145946"/>Handle injection<text:bookmark-end text:name="__RefHeading___Toc282_1761145946"/></text:h>
      <text:p text:style-name="P16">The HADES feature that allows the use of services and servlets is handle injection. When a client process calls a service on a server, it provides (as one of the call parameters) an access token that would <text:soft-page-break/>allow the server to inject an “open handle” into the client process’ open handles table. Naturally, the client process must create this token first and dispose of it after the service call returns.</text:p>
      <text:h text:style-name="Heading_20_2" text:outline-level="2"><text:bookmark-start text:name="__RefHeading___Toc284_1761145946"/>Atoms<text:bookmark-end text:name="__RefHeading___Toc284_1761145946"/></text:h>
      <text:p text:style-name="P19">In HADES an <text:span text:style-name="T2">atom</text:span> is an arbitrary string that a process may want to specify as part of a system call. <text:span text:style-name="T11">Atoms are a HADES way of representing arbitrary strings with fixed-size identifiers.</text:span></text:p>
      <text:p text:style-name="P20">The key feature of atoms is in that their atom IDs are the same for all processes provided they all refer to the same string. This allows one process to pass an atom ID to another process and be sure that the same string is being referred to.</text:p>
      <text:h text:style-name="Heading_20_3" text:outline-level="3"><text:bookmark-start text:name="__RefHeading___Toc362_2148081460"/>Atom locks<text:bookmark-end text:name="__RefHeading___Toc362_2148081460"/></text:h>
      <text:p text:style-name="P21">When a process needs to use an atom, it issues a <text:span text:style-name="T2">get atom</text:span> system call, providing the atom string as a parameter. Given that the system call succeeds, the process gets a fixed-size (32-bit) atom ID.</text:p>
      <text:p text:style-name="P21">What happens internally is:</text:p>
      <text:list xml:id="list429414381" text:style-name="L4">
        <text:list-item>
          <text:p text:style-name="P27">The HADES kernel makes sure that the atom for for specified string exists; if not, then one is created.</text:p>
        </text:list-item>
        <text:list-item>
          <text:p text:style-name="P27">The fact that a specific process is interested in the specific atom is recorded in the form of an <text:span text:style-name="T2">atom lock</text:span>. <text:span text:style-name="T12">Apart from being a connection point between a process and an atom, the atom lock also records how many times the process in question has requested an interest in the atom in question.</text:span></text:p>
        </text:list-item>
        <text:list-item>
          <text:p text:style-name="P28">If a process repeatedly makes a <text:span text:style-name="T2">get atom</text:span> system <text:span text:style-name="T13">call for the same atom, the lock count in the atom lock gets incremented; no new atom locks are created.</text:span></text:p>
        </text:list-item>
        <text:list-item>
          <text:p text:style-name="P29">A process may later choose to make a <text:span text:style-name="T2">release atom</text:span> system call; each of these decrements the lock count in the corresponding atom lock by 1. If the count drops to zero, the atom lock becomes unnecessary and is destroyed.</text:p>
        </text:list-item>
        <text:list-item>
          <text:p text:style-name="P30">When a process terminates, all its atom locks are destroyed, as the process has no chance of accessing these atoms in the future.</text:p>
        </text:list-item>
        <text:list-item>
          <text:p text:style-name="P31">When all atom locks for a specific atom are gone, the atom itself is destroyed, as there aew no processes interested in it. An attempt of an another process to “get” an atom for the same string is likely to result in a different atom ID.</text:p>
        </text:list-item>
      </text:list>
      <text:h text:style-name="P38" text:outline-level="3"><text:bookmark-start text:name="__RefHeading___Toc363_4037070854"/>Atom strings<text:bookmark-end text:name="__RefHeading___Toc363_4037070854"/></text:h>
      <text:p text:style-name="P22">Internally, HADES stores atom strings using 32-bit ISO-10646 (UCS-4) encoding. However, when a process issues a <text:span text:style-name="T2">get atom</text:span> system call, that system call can be made with a 8-bit (ISO-Latin1), 16-bit (Unicode BMP) or 32-bit (ISO-10646) string as an “atom name” parameter; the result will be the same in each case.</text:p>
      <text:p text:style-name="P13"><text:soft-page-break/></text:p>
      <text:h text:style-name="Heading_20_1" text:outline-level="1"><text:bookmark-start text:name="__RefHeading___Toc195_31787254"/>Security and identity management<text:bookmark-end text:name="__RefHeading___Toc195_31787254"/></text:h>
      <text:p text:style-name="P9">Security in HADES is organized around several key concepts:</text:p>
      <text:list xml:id="list1418688608" text:style-name="L5">
        <text:list-item>
          <text:p text:style-name="P32">Identity – a confirmed token that identifies one of the actors that can perform some permitted actions.</text:p>
        </text:list-item>
      </text:list>
      <text:h text:style-name="Heading_20_2" text:outline-level="2"><text:bookmark-start text:name="__RefHeading___Toc197_31787254"/>Identities<text:bookmark-end text:name="__RefHeading___Toc197_31787254"/></text:h>
      <text:p text:style-name="P10">An <text:span text:style-name="T2">identity</text:span> acts like a pass that both uniquely identifies the actor in HADES and specifies what that actor is permitted (or not permitted) to do. There are several kinds of identities:</text:p>
      <text:list xml:id="list1173113561" text:style-name="L6">
        <text:list-item>
          <text:p text:style-name="P33">A <text:span text:style-name="T2">system identity</text:span> represents the HADES kernel. Anything is permitted to an actor with this identity.</text:p>
        </text:list-item>
        <text:list-item>
          <text:p text:style-name="P33">A <text:span text:style-name="T2">user identity</text:span> represents a user who can log in to HADES in order to do some work (subject to capabilities assigned to an identity in question).</text:p>
        </text:list-item>
        <text:list-item>
          <text:p text:style-name="P33">A <text:span text:style-name="T2">synthetic identity</text:span> is very <text:span text:style-name="T7">much like a user identity, except it cannot be used for interactive user logins. Synthetic identities will normally be used by various system services.</text:span></text:p>
        </text:list-item>
        <text:list-item>
          <text:p text:style-name="P34">A <text:span text:style-name="T2">group identity</text:span> is a special kind of identity that allows organizing other identities into a set of hierarchies. Capabilities of a group identity are inherited by group member identities (unless redefined for the individual members).</text:p>
        </text:list-item>
      </text:list>
      <text:p text:style-name="P11">Note that the <text:span text:style-name="T2">system identity</text:span> stands apart in that:</text:p>
      <text:list xml:id="list2955305504" text:style-name="L7">
        <text:list-item>
          <text:p text:style-name="P35">It can never be used for user login,</text:p>
        </text:list-item>
        <text:list-item>
          <text:p text:style-name="P35">It can never be assigned as a member to any group identity.</text:p>
        </text:list-item>
        <text:list-item>
          <text:p text:style-name="P35">It implies some special capabilities that cannot ever be granted to any other identities.</text:p>
        </text:list-item>
      </text:list>
      <text:h text:style-name="Heading_20_2" text:outline-level="2">Object ownership</text:h>
      <text:p text:style-name="P36">Every kernel object has an <text:span text:style-name="T2">owner</text:span> – an identity of whoever had created that kernel object and has most of the access right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2-01-24T11:57:47.178792680</dc:date>
    <meta:editing-duration>PT3H57M18S</meta:editing-duration>
    <meta:editing-cycles>38</meta:editing-cycles>
    <meta:document-statistic meta:table-count="0" meta:image-count="0" meta:object-count="0" meta:page-count="7" meta:paragraph-count="84" meta:word-count="1835" meta:character-count="10764" meta:non-whitespace-character-count="8977"/>
  </office:meta>
</office:document-meta>
</file>